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8.015cm" fo:margin-left="0cm" fo:margin-right="-0.012cm" table:align="margins"/>
    </style:style>
    <style:style style:name="Table1.A" style:family="table-column">
      <style:table-column-properties style:column-width="7.257cm" style:rel-column-width="26400*"/>
    </style:style>
    <style:style style:name="Table1.B" style:family="table-column">
      <style:table-column-properties style:column-width="10.758cm" style:rel-column-width="39135*"/>
    </style:style>
    <style:style style:name="Table1.A1" style:family="table-cell">
      <style:table-cell-properties fo:padding="0.097cm" fo:border="none"/>
    </style:style>
    <style:style style:name="P1" style:family="paragraph" style:parent-style-name="Standard">
      <style:paragraph-properties fo:text-align="start" style:justify-single-word="false">
        <style:tab-stops>
          <style:tab-stop style:position="0.87cm"/>
          <style:tab-stop style:position="1.572cm"/>
          <style:tab-stop style:position="13.234cm"/>
        </style:tab-stops>
      </style:paragraph-properties>
      <style:text-properties fo:font-style="italic" style:font-style-asian="italic" style:font-style-complex="italic"/>
    </style:style>
    <style:style style:name="P2" style:family="paragraph" style:parent-style-name="Preformatted_20_Text">
      <style:paragraph-properties fo:margin-top="0cm" fo:margin-bottom="0.499cm"/>
      <style:text-properties fo:font-weight="bold" style:font-weight-asian="bold" style:font-weight-complex="bold"/>
    </style:style>
    <style:style style:name="P3" style:family="paragraph" style:parent-style-name="Preformatted_20_Text">
      <style:paragraph-properties>
        <style:tab-stops>
          <style:tab-stop style:position="1.771cm"/>
        </style:tab-stops>
      </style:paragraph-properties>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paragraph-properties fo:margin-top="0cm" fo:margin-bottom="0.499cm">
        <style:tab-stops>
          <style:tab-stop style:position="1.771cm"/>
        </style:tab-stops>
      </style:paragraph-properties>
    </style:style>
    <style:style style:name="P6" style:family="paragraph" style:parent-style-name="Preformatted_20_Text">
      <style:paragraph-properties>
        <style:tab-stops>
          <style:tab-stop style:position="2.406cm"/>
        </style:tab-stops>
      </style:paragraph-properties>
    </style:style>
    <style:style style:name="P7" style:family="paragraph" style:parent-style-name="Text_20_body">
      <style:paragraph-properties fo:text-align="end" style:justify-single-word="false"/>
      <style:text-properties fo:font-size="8pt"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adline CheatSheet</text:p>
      <text:p text:style-name="Text_20_body">Readline is a library which provides a common input method. Many Unix programs use or emulate the library and its keystrokes. Amongst these are Emacs, Bash (by default) and Gnome. In these programs common keystrokes all give the same behaviour. For instance, pressing Control-A will move the cursor to the beginning of the line. This cheatsheet provides an overview of the keystrokes that work in most of the programs using or emulating Readline.</text:p>
      <text:p text:style-name="P1"><text:tab/><text:tab/><text:tab/>C<text:tab/>= Control</text:p>
      <text:p text:style-name="P1"><text:tab/><text:tab/><text:tab/>M<text:tab/>= Meta (usually Alt)</text:p>
      <table:table table:name="Table1" table:style-name="Table1">
        <table:table-column table:style-name="Table1.A"/>
        <table:table-column table:style-name="Table1.B"/>
        <table:table-header-rows>
          <table:table-row>
            <table:table-cell table:style-name="Table1.A1" office:value-type="string">
              <text:p text:style-name="P2">Emacs Standard bindings</text:p>
              <text:p text:style-name="P3">C-@<text:tab/>set-mark</text:p>
              <text:p text:style-name="P3">C-A<text:tab/>beginning-of-line</text:p>
              <text:p text:style-name="P3">C-B<text:tab/>backward-char</text:p>
              <text:p text:style-name="P3">C-D<text:tab/>delete-char</text:p>
              <text:p text:style-name="P3">C-E<text:tab/>end-of-line</text:p>
              <text:p text:style-name="P3">C-F<text:tab/>forward-char</text:p>
              <text:p text:style-name="P3">C-G<text:tab/>abort</text:p>
              <text:p text:style-name="P3">C-H<text:tab/>backward-delete-char</text:p>
              <text:p text:style-name="P3">C-I<text:tab/>complete</text:p>
              <text:p text:style-name="P3">C-J<text:tab/>accept-line</text:p>
              <text:p text:style-name="P3">C-K<text:tab/>kill-line</text:p>
              <text:p text:style-name="P3">C-L<text:tab/>clear-screen</text:p>
              <text:p text:style-name="P3">C-M<text:tab/>accept-line</text:p>
              <text:p text:style-name="P3">C-N<text:tab/>next-history</text:p>
              <text:p text:style-name="P3">C-P<text:tab/>previous-history</text:p>
              <text:p text:style-name="P3">C-Q<text:tab/>quoted-insert</text:p>
              <text:p text:style-name="P3">C-R<text:tab/>reverse-search-history</text:p>
              <text:p text:style-name="P3">C-S<text:tab/>forward-search-history</text:p>
              <text:p text:style-name="P3">C-T<text:tab/>transpose-chars</text:p>
              <text:p text:style-name="P3">C-U<text:tab/>unix-line-discard</text:p>
              <text:p text:style-name="P3">C-V<text:tab/>quoted-insert</text:p>
              <text:p text:style-name="P3">C-W<text:tab/>unix-word-rubout</text:p>
              <text:p text:style-name="P3">C-Y<text:tab/>yank</text:p>
              <text:p text:style-name="P3">C-]<text:tab/>character-search</text:p>
              <text:p text:style-name="P3">C-_<text:tab/>undo</text:p>
              <text:p text:style-name="P3">' '-'/'<text:tab/>self-insert</text:p>
              <text:p text:style-name="P3">'0'-'9'<text:tab/>self-insert</text:p>
              <text:p text:style-name="P3">':'-'~<text:tab/>self-insert</text:p>
              <text:p text:style-name="P3">C-?<text:tab/>backward-delete-char</text:p>
              <text:p text:style-name="Preformatted_20_Text"/>
              <text:p text:style-name="Preformatted_20_Text"/>
              <text:p text:style-name="Preformatted_20_Text"/>
              <text:p text:style-name="Preformatted_20_Text"/>
              <text:p text:style-name="Preformatted_20_Text"/>
              <text:p text:style-name="P4">Emacs Control-X bindings</text:p>
              <text:p text:style-name="P3"/>
              <text:p text:style-name="P3">C-XC-G<text:tab/>abort</text:p>
              <text:p text:style-name="P3">C-XC-R<text:tab/>re-read-init-file</text:p>
              <text:p text:style-name="P3">C-XC-U<text:tab/>undo</text:p>
              <text:p text:style-name="P3">C-XC-X<text:tab/>exchange-point-and-mark</text:p>
              <text:p text:style-name="P3">C-X(<text:tab/>start-kbd-macro</text:p>
              <text:p text:style-name="P3">C-X)<text:tab/>end-kbd-macro</text:p>
              <text:p text:style-name="P3">C-XE<text:tab/>call-last-kbd-macro</text:p>
              <text:p text:style-name="P5">C-XC-?<text:tab/>backward-kill-line</text:p>
            </table:table-cell>
            <table:table-cell table:style-name="Table1.A1" office:value-type="string">
              <text:p text:style-name="P4">Emacs Meta bindings</text:p>
              <text:p text:style-name="Preformatted_20_Text"/>
              <text:p text:style-name="P6">M-C-G<text:tab/>abort</text:p>
              <text:p text:style-name="P6">M-C-H<text:tab/>backward-kill-word</text:p>
              <text:p text:style-name="P6">M-C-I<text:tab/>tab-insert</text:p>
              <text:p text:style-name="P6">M-C-J<text:tab/>vi-editing-mode</text:p>
              <text:p text:style-name="P6">M-C-M<text:tab/>vi-editing-mode</text:p>
              <text:p text:style-name="P6">M-C-R<text:tab/>revert-line</text:p>
              <text:p text:style-name="P6">M-C-Y<text:tab/>yank-nth-arg</text:p>
              <text:p text:style-name="P6">M-C-[<text:tab/>complete</text:p>
              <text:p text:style-name="P6">M-C-]<text:tab/>character-search-backward</text:p>
              <text:p text:style-name="P6">M-space<text:tab/>set-mark</text:p>
              <text:p text:style-name="P6">M-#<text:tab/>insert-comment</text:p>
              <text:p text:style-name="P6">M-&amp;<text:tab/>tilde-expand</text:p>
              <text:p text:style-name="P6">M-*<text:tab/>insert-completions</text:p>
              <text:p text:style-name="P6">M--<text:tab/>digit-argument</text:p>
              <text:p text:style-name="P6">M-.<text:tab/>yank-last-arg</text:p>
              <text:p text:style-name="P6">M-0<text:tab/>digit-argument</text:p>
              <text:p text:style-name="P6">M-1<text:tab/>digit-argument</text:p>
              <text:p text:style-name="P6">M-2<text:tab/>digit-argument</text:p>
              <text:p text:style-name="P6">M-3<text:tab/>digit-argument</text:p>
              <text:p text:style-name="P6">M-4<text:tab/>digit-argument</text:p>
              <text:p text:style-name="P6">M-5<text:tab/>digit-argument</text:p>
              <text:p text:style-name="P6">M-6<text:tab/>digit-argument</text:p>
              <text:p text:style-name="P6">M-7<text:tab/>digit-argument</text:p>
              <text:p text:style-name="P6">M-8<text:tab/>digit-argument</text:p>
              <text:p text:style-name="P6">M-9<text:tab/>digit-argument</text:p>
              <text:p text:style-name="P6">M-&lt;<text:tab/>beginning-of-history</text:p>
              <text:p text:style-name="P6">M-=<text:tab/>possible-completions</text:p>
              <text:p text:style-name="P6">M-&gt;<text:tab/>end-of-history</text:p>
              <text:p text:style-name="P6">M-?<text:tab/>possible-completions</text:p>
              <text:p text:style-name="P6">M-B<text:tab/>backward-word</text:p>
              <text:p text:style-name="P6">M-C<text:tab/>capitalize-word</text:p>
              <text:p text:style-name="P6">M-D<text:tab/>kill-word</text:p>
              <text:p text:style-name="P6">M-F<text:tab/>forward-word</text:p>
              <text:p text:style-name="P6">M-L<text:tab/>downcase-word</text:p>
              <text:p text:style-name="P6">M-N<text:tab/>non-incremental-forward-search-history</text:p>
              <text:p text:style-name="P6">M-P<text:tab/>non-incremental-reverse-search-history</text:p>
              <text:p text:style-name="P6">M-R<text:tab/>revert-line</text:p>
              <text:p text:style-name="P6">M-T<text:tab/>transpose-words</text:p>
              <text:p text:style-name="P6">M-U<text:tab/>upcase-word</text:p>
              <text:p text:style-name="P6">M-Y<text:tab/>yank-pop</text:p>
              <text:p text:style-name="P6">M-\<text:tab/>delete-horizontal-space</text:p>
              <text:p text:style-name="P6">M-~<text:tab/>tilde-expand</text:p>
              <text:p text:style-name="P6">M-C-?<text:tab/>backward-kill-word</text:p>
              <text:p text:style-name="P6">M-_<text:tab/>yank-last-arg</text:p>
            </table:table-cell>
          </table:table-row>
        </table:table-header-rows>
      </table:table>
      <text:p text:style-name="Text_20_body"/>
      <text:p text:style-name="P7">v1.1 - © Ferry Boender, 2006. http://www.electricmonk.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04-19T11:55:26</meta:creation-date>
    <dc:creator>Ferry Boender</dc:creator>
    <dc:date>2006-09-11T15:21:09</dc:date>
    <dc:language>en-US</dc:language>
    <meta:editing-cycles>6</meta:editing-cycles>
    <meta:editing-duration>PT19M10S</meta:editing-duration>
    <meta:template xlink:type="simple" xlink:actuate="onRequest" xlink:role="template" xlink:href="../.openoffice.org2/user/template/MyDefaultTemplate.ott" xlink:title="MyDefaultTemplate" meta:date="2006-04-19T11:55:24"/>
    <meta:user-defined meta:name="Info 1"/>
    <meta:user-defined meta:name="Info 2"/>
    <meta:user-defined meta:name="Info 3"/>
    <meta:user-defined meta:name="Info 4"/>
    <meta:document-statistic meta:table-count="1" meta:image-count="0" meta:object-count="0" meta:page-count="1" meta:paragraph-count="89" meta:word-count="439" meta:character-count="2149"/>
  </office:meta>
</office:document-meta>
</file>